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1.274cm"/>
    </style:style>
    <style:style style:name="gr2" style:family="graphic" style:parent-style-name="standard">
      <style:graphic-properties draw:stroke="solid" svg:stroke-color="#000000" draw:fill="none" draw:fill-color="#ffffff" draw:textarea-vertical-align="middle" fo:min-height="1.166cm"/>
    </style:style>
    <style:style style:name="gr3" style:family="graphic" style:parent-style-name="standard">
      <style:graphic-properties draw:stroke="solid" svg:stroke-color="#000000" draw:fill="none" draw:fill-color="#ffffff" draw:textarea-vertical-align="middle" fo:min-height="1.072cm"/>
    </style:style>
    <style:style style:name="gr4" style:family="graphic" style:parent-style-name="standard">
      <style:graphic-properties draw:stroke="solid" svg:stroke-color="#000000" draw:fill="none" draw:fill-color="#ffffff" draw:textarea-vertical-align="middle" fo:min-height="1.219cm"/>
    </style:style>
    <style:style style:name="gr5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color="#000000" draw:fill="none" draw:fill-color="#ffffff" draw:textarea-vertical-align="middle" fo:min-height="1.259cm"/>
    </style:style>
    <style:style style:name="gr8" style:family="graphic" style:parent-style-name="standard">
      <style:graphic-properties draw:stroke="solid" svg:stroke-color="#000000" draw:fill="none" draw:fill-color="#ffffff" draw:textarea-vertical-align="middle" fo:min-height="4.355cm"/>
    </style:style>
    <style:style style:name="gr9" style:family="graphic" style:parent-style-name="standard">
      <style:graphic-properties draw:stroke="solid" svg:stroke-color="#000000" draw:fill="none" draw:fill-color="#ffffff" draw:textarea-vertical-align="middle" fo:min-height="1.21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line-height="115%" fo:text-align="center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32cm" svg:height="1.524cm" svg:x="0.635cm" svg:y="0.635cm">
          <draw:text-box>
            <text:p text:style-name="P1"><text:span text:style-name="T1">Experimental Design</text:span></text:p>
          </draw:text-box>
        </draw:frame>
        <draw:frame draw:style-name="gr2" draw:text-style-name="P3" xml:id="id1" draw:id="id1" draw:layer="layout" svg:width="17.018cm" svg:height="1.416cm" svg:x="2.032cm" svg:y="2.921cm">
          <draw:text-box>
            <text:p text:style-name="P1">Obtain Myoglobin &amp; Control AA Sequences</text:p>
          </draw:text-box>
        </draw:frame>
        <draw:frame draw:style-name="gr3" draw:text-style-name="P3" xml:id="id2" draw:id="id2" draw:layer="layout" svg:width="17.018cm" svg:height="1.322cm" svg:x="2.032cm" svg:y="5.046cm">
          <draw:text-box>
            <text:p text:style-name="P1">Convert A.A. Sequences to %AAC</text:p>
          </draw:text-box>
        </draw:frame>
        <draw:frame draw:style-name="gr4" draw:text-style-name="P3" xml:id="id3" draw:id="id3" draw:layer="layout" svg:width="17.018cm" svg:height="1.469cm" svg:x="2.032cm" svg:y="7.167cm">
          <draw:text-box>
            <text:p text:style-name="P1">Exploratory Data Analysis</text:p>
          </draw:text-box>
        </draw:frame>
        <draw:connector draw:style-name="gr5" draw:text-style-name="P1" draw:layer="layout" svg:x1="10.541cm" svg:y1="4.337cm" svg:x2="10.541cm" svg:y2="5.046cm" draw:start-shape="id1" draw:start-glue-point="2" draw:end-shape="id2" draw:end-glue-point="0" svg:d="M10541 4337v709" svg:viewBox="0 0 1 710">
          <text:p/>
        </draw:connector>
        <draw:connector draw:style-name="gr6" draw:text-style-name="P4" draw:layer="layout" svg:x1="10.541cm" svg:y1="6.368cm" svg:x2="10.541cm" svg:y2="7.167cm" draw:start-shape="id2" draw:start-glue-point="2" draw:end-shape="id3" draw:end-glue-point="0" svg:d="M10541 6368v799" svg:viewBox="0 0 1 800">
          <text:p/>
        </draw:connector>
        <draw:connector draw:style-name="gr6" draw:text-style-name="P4" draw:layer="layout" svg:x1="10.541cm" svg:y1="8.636cm" svg:x2="10.541cm" svg:y2="9.448cm" draw:start-shape="id3" draw:start-glue-point="2" draw:end-shape="id4" draw:end-glue-point="0" svg:d="M10541 8636v812" svg:viewBox="0 0 1 813">
          <text:p/>
        </draw:connector>
        <draw:connector draw:style-name="gr6" draw:text-style-name="P4" draw:layer="layout" svg:x1="10.541cm" svg:y1="10.957cm" svg:x2="10.541cm" svg:y2="11.816cm" draw:start-shape="id4" draw:start-glue-point="2" draw:end-shape="id5" draw:end-glue-point="0" svg:d="M10541 10957v859" svg:viewBox="0 0 1 860">
          <text:p/>
        </draw:connector>
        <draw:frame draw:style-name="gr7" draw:text-style-name="P3" xml:id="id4" draw:id="id4" draw:layer="layout" svg:width="17.018cm" svg:height="1.509cm" svg:x="2.032cm" svg:y="9.448cm">
          <draw:text-box>
            <text:p text:style-name="P1">Principal Component Analysis - Outliers</text:p>
          </draw:text-box>
        </draw:frame>
        <draw:frame draw:style-name="gr8" draw:text-style-name="P3" xml:id="id5" draw:id="id5" draw:layer="layout" svg:width="17.018cm" svg:height="4.605cm" svg:x="2.032cm" svg:y="11.816cm">
          <draw:text-box>
            <text:p text:style-name="P5"><text:span text:style-name="T2">A</text:span><text:span text:style-name="T2">lt</text:span><text:span text:style-name="T2">e</text:span><text:span text:style-name="T2">r</text:span><text:span text:style-name="T2">n</text:span><text:span text:style-name="T2">a</text:span><text:span text:style-name="T2">ti</text:span><text:span text:style-name="T2">v</text:span><text:span text:style-name="T2">e </text:span><text:span text:style-name="T2">P</text:span><text:span text:style-name="T2">r</text:span><text:span text:style-name="T2">e</text:span><text:span text:style-name="T2">di</text:span><text:span text:style-name="T2">c</text:span><text:span text:style-name="T2">ti</text:span><text:span text:style-name="T2">v</text:span><text:span text:style-name="T2">e </text:span><text:span text:style-name="T2">M</text:span><text:span text:style-name="T2">o</text:span><text:span text:style-name="T2">d</text:span><text:span text:style-name="T2">el</text:span><text:span text:style-name="T2">s</text:span><text:line-break/>1. Logit</text:p>
            <text:p text:style-name="P5"><text:span text:style-name="T3">2</text:span><text:span text:style-name="T3">. </text:span>N.N. Auto-Encoder</text:p>
            <text:p text:style-name="P5"><text:span text:style-name="T3">3</text:span><text:span text:style-name="T3">-</text:span><text:span text:style-name="T3">5</text:span><text:span text:style-name="T3">. </text:span>SVM (Linear, Poly, RBF)</text:p>
            <text:p text:style-name="P5"><text:span text:style-name="T3">6</text:span><text:span text:style-name="T3">. </text:span>Random Forest</text:p>
          </draw:text-box>
        </draw:frame>
        <draw:frame draw:style-name="gr9" draw:text-style-name="P3" xml:id="id6" draw:id="id6" draw:layer="layout" svg:width="17.018cm" svg:height="1.467cm" svg:x="2.032cm" svg:y="17.146cm">
          <draw:text-box>
            <text:p text:style-name="P1"><text:s/>Comparison of Sets – FP/FN Vs Outliers</text:p>
          </draw:text-box>
        </draw:frame>
        <draw:connector draw:style-name="gr10" draw:text-style-name="P4" draw:layer="layout" draw:type="line" svg:x1="10.541cm" svg:y1="16.421cm" svg:x2="10.541cm" svg:y2="17.146cm" draw:start-shape="id5" draw:start-glue-point="2" draw:end-shape="id6" draw:end-glue-point="0" svg:d="M10541 16421v725" svg:viewBox="0 0 1 7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2:10:01.784121994</meta:creation-date>
    <dc:date>2020-01-15T13:43:38.798513219</dc:date>
    <meta:editing-duration>PT3H45M10S</meta:editing-duration>
    <meta:editing-cycles>19</meta:editing-cycles>
    <meta:generator>LibreOffice/6.0.7.3$Linux_X86_64 LibreOffice_project/00m0$Build-3</meta:generator>
    <meta:document-statistic meta:object-count="12"/>
  </office:meta>
</office:document-meta>
</file>